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ilippe PITTOLI</text:p>
      <text:p text:style-name="P1">L2S4 Informatique</text:p>
      <text:p text:style-name="P1"/>
      <text:p text:style-name="P1"/>
      <text:p text:style-name="P1"/>
      <text:p text:style-name="P3">Oswald State Correctional Facility - Introduction</text:p>
      <text:p text:style-name="P1"/>
      <text:p text:style-name="P1"/>
      <text:p text:style-name="P1"/>
      <text:p text:style-name="P2">"Oz" is an american serie based on a fictional maximum-security prison (level 4).</text:p>
      <text:p text:style-name="P2">Its broadcasting has been stopped for several years, but I started to watch this serie very recently.</text:p>
      <text:p text:style-name="P2"/>
      <text:p text:style-name="P2">This prison has a particular unit called "Emerald City" (Em City) where the prisoners can learn responsability in doing some tasks, like cooking, to prepare them to be rehabilited.</text:p>
      <text:p text:style-name="P2">Most of these people are there for the rest of their life. They can easily be killed for some obscure reason.</text:p>
      <text:p text:style-name="P2">There is no main character, which is pretty unique for a serie. Instead, there are some gangs who are defined by their ethnic identity.</text:p>
      <text:p text:style-name="P2">The language is based on the prison jargon but there are many things which are described by the narrator, a wheelchair-using man who's also a priso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07T20:55:30</dc:date>
    <dc:creator>juliette </dc:creator>
    <meta:generator>LibreOffice/3.4$Linux LibreOffice_project/340m1$Build-402</meta:generator>
    <meta:document-statistic meta:table-count="0" meta:image-count="0" meta:object-count="0" meta:page-count="1" meta:paragraph-count="9" meta:word-count="140" meta:character-count="839" meta:non-whitespace-character-count="708"/>
    <meta:editing-duration>PT1M58S</meta:editing-duration>
    <meta:editing-cycles>1</meta:editing-cycles>
  </office:meta>
</office:document-meta>
</file>